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ca" fo:country="ES" officeooo:rsid="00248c75" officeooo:paragraph-rsid="0003d590"/>
    </style:style>
    <style:style style:name="P2" style:family="paragraph" style:parent-style-name="Standard">
      <style:text-properties fo:language="ca" fo:country="ES" officeooo:rsid="0003d590" officeooo:paragraph-rsid="0003d590"/>
    </style:style>
    <style:style style:name="P3" style:family="paragraph" style:parent-style-name="Standard">
      <style:text-properties fo:language="ca" fo:country="ES" officeooo:rsid="0003d590" officeooo:paragraph-rsid="0008dd57"/>
    </style:style>
    <style:style style:name="P4" style:family="paragraph" style:parent-style-name="Standard">
      <style:text-properties fo:language="ca" fo:country="ES" officeooo:rsid="0008dd57" officeooo:paragraph-rsid="0008dd57"/>
    </style:style>
    <style:style style:name="P5" style:family="paragraph" style:parent-style-name="Standard">
      <style:text-properties fo:language="ca" fo:country="ES" officeooo:rsid="000a66d9" officeooo:paragraph-rsid="0008dd57"/>
    </style:style>
    <style:style style:name="T1" style:family="text">
      <style:text-properties officeooo:rsid="000739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des conocidas por orden de envergadura de mayor a menor WAN(Wide Area Network), MAN (Metropolitan Area Network), LAN(Local Area Network), PAN(Personal Area Network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15:26:48.891312561</meta:creation-date>
    <dc:date>2016-03-30T17:41:13.712471619</dc:date>
    <meta:editing-duration>PT38M57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1" meta:word-count="23" meta:character-count="166" meta:non-whitespace-character-count="144"/>
  </office:meta>
</office:document-meta>
</file>